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65535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19.001cm" style:rel-column-width="65535*"/>
    </style:style>
    <style:style style:name="表格1.A1" style:family="table-cell">
      <style:table-cell-properties fo:padding="0.097cm" fo:border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19.001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paragraph-rsid="000faa28" style:language-asian="zh" style:country-asian="TW" style:font-weight-asian="bold" style:font-weight-complex="bold"/>
    </style:style>
    <style:style style:name="P3" style:family="paragraph" style:parent-style-name="Standard">
      <style:text-properties fo:font-weight="bold" officeooo:paragraph-rsid="002eced6" style:letter-kerning="true" style:font-weight-asian="bold"/>
    </style:style>
    <style:style style:name="P4" style:family="paragraph" style:parent-style-name="Standard">
      <style:text-properties fo:font-weight="bold" officeooo:paragraph-rsid="0030d1fc" style:letter-kerning="true" style:language-asian="zh" style:country-asian="TW" style:font-weight-asian="bold"/>
    </style:style>
    <style:style style:name="P5" style:family="paragraph" style:parent-style-name="Standard">
      <style:text-properties officeooo:rsid="000faa28" officeooo:paragraph-rsid="000faa28" style:language-asian="zh" style:country-asian="TW"/>
    </style:style>
    <style:style style:name="P6" style:family="paragraph" style:parent-style-name="Standard">
      <style:text-properties officeooo:paragraph-rsid="00275289"/>
    </style:style>
    <style:style style:name="P7" style:family="paragraph" style:parent-style-name="Table_20_Contents"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8" style:family="paragraph" style:parent-style-name="Table_20_Contents">
      <style:text-properties fo:font-weight="bold" officeooo:rsid="000faa28" officeooo:paragraph-rsid="00293318" style:language-asian="zh" style:country-asian="TW" style:font-weight-asian="bold" style:font-weight-complex="bold"/>
    </style:style>
    <style:style style:name="P9" style:family="paragraph" style:parent-style-name="Table_20_Contents">
      <style:text-properties fo:font-weight="bold" officeooo:rsid="000faa28" officeooo:paragraph-rsid="002f8317" style:language-asian="zh" style:country-asian="TW" style:font-weight-asian="bold" style:font-weight-complex="bold"/>
    </style:style>
    <style:style style:name="P10" style:family="paragraph" style:parent-style-name="Table_20_Contents">
      <style:text-properties officeooo:rsid="000faa28" officeooo:paragraph-rsid="002eced6" style:language-asian="zh" style:country-asian="TW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aa28" officeooo:paragraph-rsid="000faa28" style:language-asian="zh" style:country-asian="TW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0faa28" officeooo:paragraph-rsid="000faa28" style:language-asian="zh" style:country-asian="TW"/>
    </style:style>
    <style:style style:name="P13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14" style:family="paragraph" style:parent-style-name="Standard">
      <style:text-properties fo:font-weight="bold" officeooo:rsid="00275289" officeooo:paragraph-rsid="002eced6" style:language-asian="zh" style:country-asian="TW" style:font-weight-asian="bold" style:font-weight-complex="bold"/>
    </style:style>
    <style:style style:name="P15" style:family="paragraph" style:parent-style-name="Standard">
      <style:text-properties fo:font-weight="bold" officeooo:rsid="00275289" officeooo:paragraph-rsid="00275289" style:language-asian="zh" style:country-asian="TW" style:font-weight-asian="bold" style:font-weight-complex="bold"/>
    </style:style>
    <style:style style:name="P16" style:family="paragraph" style:parent-style-name="Standard">
      <style:text-properties fo:font-weight="bold" officeooo:rsid="00293318" officeooo:paragraph-rsid="00293318" style:language-asian="zh" style:country-asian="TW" style:font-weight-asian="bold" style:font-weight-complex="bold"/>
    </style:style>
    <style:style style:name="P17" style:family="paragraph" style:parent-style-name="Standard">
      <style:text-properties fo:font-weight="bold" officeooo:rsid="002c9e3d" officeooo:paragraph-rsid="002c9e3d" style:letter-kerning="true" style:language-asian="zh" style:country-asian="TW" style:font-weight-asian="bold"/>
    </style:style>
    <style:style style:name="P18" style:family="paragraph" style:parent-style-name="Standard">
      <style:text-properties fo:font-weight="bold" officeooo:rsid="002c9e3d" officeooo:paragraph-rsid="002eced6" style:letter-kerning="true" style:language-asian="zh" style:country-asian="TW" style:font-weight-asian="bold"/>
    </style:style>
    <style:style style:name="P19" style:family="paragraph" style:parent-style-name="Table_20_Contents">
      <style:text-properties fo:font-weight="bold" officeooo:rsid="00329982" officeooo:paragraph-rsid="00293318" style:language-asian="zh" style:country-asian="TW" style:font-weight-asian="bold" style:font-weight-complex="bold"/>
    </style:style>
    <style:style style:name="P20" style:family="paragraph" style:parent-style-name="Table_20_Contents">
      <style:text-properties fo:font-weight="bold" officeooo:rsid="00275289" officeooo:paragraph-rsid="00293318" style:language-asian="zh" style:country-asian="TW" style:font-weight-asian="bold" style:font-weight-complex="bold"/>
    </style:style>
    <style:style style:name="P21" style:family="paragraph" style:parent-style-name="Table_20_Contents" style:list-style-name="L1">
      <style:text-properties fo:font-weight="bold" officeooo:rsid="00275289" officeooo:paragraph-rsid="002eced6" style:language-asian="zh" style:country-asian="TW" style:font-weight-asian="bold" style:font-weight-complex="bold"/>
    </style:style>
    <style:style style:name="P22" style:family="paragraph" style:parent-style-name="Table_20_Contents" style:list-style-name="L1">
      <style:text-properties fo:font-weight="bold" officeooo:rsid="00275289" officeooo:paragraph-rsid="00380a95" style:language-asian="zh" style:country-asian="TW" style:font-weight-asian="bold" style:font-weight-complex="bold"/>
    </style:style>
    <style:style style:name="P23" style:family="paragraph" style:parent-style-name="Table_20_Contents" style:list-style-name="L1">
      <style:text-properties fo:font-weight="bold" officeooo:rsid="00275289" officeooo:paragraph-rsid="0039cb04" style:language-asian="zh" style:country-asian="TW" style:font-weight-asian="bold" style:font-weight-complex="bold"/>
    </style:style>
    <style:style style:name="P24" style:family="paragraph" style:parent-style-name="Table_20_Contents" style:list-style-name="L1">
      <style:text-properties fo:font-weight="bold" officeooo:rsid="00275289" officeooo:paragraph-rsid="003b711c" style:language-asian="zh" style:country-asian="TW" style:font-weight-asian="bold" style:font-weight-complex="bold"/>
    </style:style>
    <style:style style:name="P25" style:family="paragraph" style:parent-style-name="Table_20_Contents" style:list-style-name="L1">
      <style:text-properties fo:font-weight="bold" officeooo:rsid="00275289" officeooo:paragraph-rsid="003bf5e0" style:language-asian="zh" style:country-asian="TW" style:font-weight-asian="bold" style:font-weight-complex="bold"/>
    </style:style>
    <style:style style:name="P26" style:family="paragraph" style:parent-style-name="Table_20_Contents">
      <style:text-properties fo:font-weight="bold" officeooo:rsid="00275289" officeooo:paragraph-rsid="002eced6" style:language-asian="zh" style:country-asian="TW" style:font-weight-asian="bold" style:font-weight-complex="bold"/>
    </style:style>
    <style:style style:name="T1" style:family="text">
      <style:text-properties officeooo:rsid="000faa28"/>
    </style:style>
    <style:style style:name="T2" style:family="text">
      <style:text-properties officeooo:rsid="002c9e3d" style:language-asian="zh" style:country-asian="TW"/>
    </style:style>
    <style:style style:name="T3" style:family="text">
      <style:text-properties officeooo:rsid="002eced6" style:language-asian="zh" style:country-asian="TW"/>
    </style:style>
    <style:style style:name="T4" style:family="text">
      <style:text-properties officeooo:rsid="002c9e3d" style:letter-kerning="true"/>
    </style:style>
    <style:style style:name="T5" style:family="text">
      <style:text-properties officeooo:rsid="002f8317" style:letter-kerning="true"/>
    </style:style>
    <style:style style:name="T6" style:family="text">
      <style:text-properties officeooo:rsid="001d8617"/>
    </style:style>
    <style:style style:name="T7" style:family="text">
      <style:text-properties officeooo:rsid="001e9124"/>
    </style:style>
    <style:style style:name="T8" style:family="text">
      <style:text-properties officeooo:rsid="00275289"/>
    </style:style>
    <style:style style:name="T9" style:family="text">
      <style:text-properties officeooo:rsid="00293318"/>
    </style:style>
    <style:style style:name="T10" style:family="text">
      <style:text-properties officeooo:rsid="0029d6b0"/>
    </style:style>
    <style:style style:name="T11" style:family="text">
      <style:text-properties officeooo:rsid="002c9e3d"/>
    </style:style>
    <style:style style:name="T12" style:family="text">
      <style:text-properties officeooo:rsid="002d55b5"/>
    </style:style>
    <style:style style:name="T13" style:family="text">
      <style:text-properties officeooo:rsid="002c9e3d" style:font-weight-complex="bold"/>
    </style:style>
    <style:style style:name="T14" style:family="text">
      <style:text-properties officeooo:rsid="002f8317" style:font-weight-complex="bold"/>
    </style:style>
    <style:style style:name="T15" style:family="text">
      <style:text-properties officeooo:rsid="0030d1fc"/>
    </style:style>
    <style:style style:name="T16" style:family="text">
      <style:text-properties officeooo:rsid="00329982"/>
    </style:style>
    <style:style style:name="T17" style:family="text">
      <style:text-properties officeooo:rsid="00380a95"/>
    </style:style>
    <style:style style:name="T18" style:family="text">
      <style:text-properties officeooo:rsid="0039cb04"/>
    </style:style>
    <style:style style:name="T19" style:family="text">
      <style:text-properties officeooo:rsid="003b711c"/>
    </style:style>
    <style:style style:name="T20" style:family="text">
      <style:text-properties officeooo:rsid="003bf5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金門大學 資訊工程系 101 學年度</text:span><text:span text:style-name="T8">下</text:span><text:span text:style-name="T1">學期 </text:span><text:span text:style-name="T6">網路程式設計</text:span><text:span text:style-name="T1"> 期中考 出題者：陳鍾誠</text:span></text:p>
      <text:p text:style-name="P11">考生姓名： <text:s text:c="47"/>學號： <text:s text:c="43"/>得分：</text:p>
      <text:p text:style-name="P5"/>
      <text:p text:style-name="P8"><text:span text:style-name="T8">以下題目均按</text:span><text:span text:style-name="T9">學號</text:span><text:span text:style-name="T8">規則推算出指定的題數來做，每題 </text:span><text:span text:style-name="T9">5 分，</text:span><text:span text:style-name="T8">只寫出中文得2 分，說明正確得 4 分，詳細完整得 5 分。題號計算錯誤的話，答案非常完美也只有 </text:span><text:span text:style-name="T16">3 分。</text:span></text:p>
      <text:p text:style-name="P19"/>
      <text:p text:style-name="P20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9"><text:span text:style-name="T8">名詞解釋：(</text:span><text:span text:style-name="T15">共19 題，</text:span><text:span text:style-name="T8">取</text:span><text:span text:style-name="T11">6 題，</text:span><text:span text:style-name="T4">請先寫出</text:span><text:span text:style-name="T5">你應做的</text:span><text:span text:style-name="T4">題號</text:span><text:span text:style-name="T11">)</text:span><text:span text:style-name="T8"><text:line-break/></text:span></text:p>
            <text:list xml:id="list7148664558880026930" text:style-name="L1">
              <text:list-item text:start-value="0">
                <text:p text:style-name="P21">IP : <text:span text:style-name="T17">Internet protocol (網路協定)，核心為由數字所組成的網址，IPv4 用 32bit 指定網址，通常分成 4 組 8bit ，例如：210.37.135.24 就是一個 IPv4 的網址。IP 協定層確保每台電腦都有一個唯一不衝突的網址。</text:span></text:p>
              </text:list-item>
              <text:list-item>
                <text:p text:style-name="P22">TCP : <text:span text:style-name="T17">Transmission Control Protocol (傳送控制協定)，Internet 上用來傳輸資料的協定，此協定可確保訊息封包按順序傳送，如果有封包遺失的情況，則會重新傳送封包，然後在交給上層程式時，封包看來就像按照順序傳送一般。TCP 通常用在必須要高可靠度的資料傳輸，例如 Web 的 HTTP 協定，用來傳輸網頁等應用上。</text:span></text:p>
              </text:list-item>
              <text:list-item>
                <text:p text:style-name="P22">UDP：<text:span text:style-name="T17">User Datagram Protocol (使用者資料協定)，Internet 上用來傳輸資料的協定，此協定並不確保封包的抵達與順序，封包可能會遺失、或者先送的封包可能會後到。UDP 通常用在需要快速傳送，但不需要按照順序的情況，例如多媒體影片或聲音的傳遞上。</text:span></text:p>
              </text:list-item>
              <text:list-item>
                <text:p text:style-name="P22">HTTP : H<text:span text:style-name="T17">yperText Transfer Protocol (超文字傳輸協定), Internet/Web 上用來傳輸網頁 (含影像與檔案) 的協定， </text:span>H<text:span text:style-name="T17">yperText 原本指的是 HTML，後來 HTTP 已經不限於傳 HTML 了。HTTP 的表頭是 ASCII 文字模式，採用 </text:span><text:span text:style-name="T18">one touch 的「一次性」傳輸模式，瀏覽器連上後收取一個網頁或檔案，然後就立刻斷線。等到下次要另一個網頁時，再進行另一次連線。對於那些想從瀏覽器中傳給 Server的資料而言，可以用 get 或 post 等兩種傳輸模式，get 會放在網址內進行傳輸，而 post 則會放在表頭尾部進行傳輸。</text:span></text:p>
              </text:list-item>
              <text:list-item>
                <text:p text:style-name="P23">HTML : H<text:span text:style-name="T18">yperText Markup Language (超文字標記語言)，也就是網頁的格式，採用 &lt;tag&gt; … &lt;/tag&gt; 的形式標註文字的語言，例如 &lt;html&gt;&lt;body&gt;&lt;a href="http://tw.yahoo.com"&gt;Yahoo!&lt;/a&gt;&lt;/body&gt;&lt;/html&gt; 就是一個 HTML 的範例，其中的 &lt;a&gt;...&lt;/a&gt; 標記代表了超連結，這也是為何稱為超文字的原因。</text:span></text:p>
              </text:list-item>
              <text:list-item>
                <text:p text:style-name="P23">CSS : <text:span text:style-name="T18">Cascading Style Sheets (層疊樣式表)，是用來對 HTML 進行呈現方式描述的語言，例如我們可以用 a { color:red } 來將所有的超連結都設定為紅色字體，您可以用 CSS 對 HTML 中的任何標記進行呈現方式描述，以便讓網頁更加好看，而且透過套用相同的 CSS 也可以讓網站具有統一的顯示風格。</text:span></text:p>
              </text:list-item>
              <text:list-item>
                <text:p text:style-name="P23">Socket : <text:span text:style-name="T18">Socket 一詞原指插座，但在網路程式中用來指稱一套由插座所啟發設計出來的網路函式庫，原先由柏克萊大學發展出來，將網路存取包裝成類似檔案串流的讀寫方式，讓網路的存取變得更容易且一致。C/C++/C#/Java 等各語言當中也都發展出了各自的 Socket 函式庫。</text:span></text:p>
              </text:list-item>
              <text:list-item>
                <text:p text:style-name="P21">DNS : <text:span text:style-name="T18">Domain Name S</text:span><text:span text:style-name="T19">ystem</text:span><text:span text:style-name="T18"> (網域名稱</text:span><text:span text:style-name="T19">系統</text:span><text:span text:style-name="T18">)，用來將網域 (像是 </text:span><text:span text:style-name="T19">www.yahoo.com.tw</text:span><text:span text:style-name="T18">) 轉譯為 IP 網址 (像是 </text:span><text:span text:style-name="T19">203.188.197.200) 的系統，而其運作的核心 Domain Name Server 也通常被簡稱為 DNS。</text:span></text:p>
              </text:list-item>
              <text:list-item>
                <text:p text:style-name="P21">Internet : <text:span text:style-name="T19">網際網路 (互聯網)，原先由美國國防部 DoD 所發展出來，用來傳遞訊息的網路，後來進一步成為全球性的網路，採用 TCP/IP 的架構，這種方式以封包 (Packet) 為訊息傳輸單位，透過分散式的傳遞方式，讓訊息傳遞到指定 IP 的目標電腦中，是目前使用最廣的網路系統。</text:span></text:p>
              </text:list-item>
              <text:list-item>
                <text:p text:style-name="P21">Web : <text:span text:style-name="T19">Web 一詞原指蜘蛛網，在電腦領域是</text:span>W<text:span text:style-name="T19">orld Wide Web 的簡稱，指的是在 Internet 之上透過 HTTP/HTML/URL/WebServer/Browser 所架構出來的一套系統，這套系統讓大家可以透過瀏覽器上網看到各式各樣的網站，這套系統原本於 1990 年由 Tim Burner Lee 開始設計，後來迅速被全世界所接受並強化，現在已經是一個全球所有電腦使用者都經常使用的系統了。</text:span></text:p>
              </text:list-item>
              <text:list-item>
                <text:p text:style-name="P21">Crawler : 網路爬蟲，又稱 <text:span text:style-name="T19">Spider，是一種抓取網頁的程式，其原理是透過「抓取網頁、取出超連結得到更多網址，然後再抓取這些網址所對應的網頁」的方式。這種方式可以抓取指定網站或全世界的網頁，這也是 Google 等搜尋引擎背後的重要技術之一。</text:span></text:p>
              </text:list-item>
              <text:list-item>
                <text:p text:style-name="P24">Web Server : <text:span text:style-name="T19">網站伺服器，是 Web 構成的伺服端元件，用來提供 「HTML、影像、檔案」等訊息給瀏覽器閱讀，當瀏覽器發出連線請求時，WebServer 就會取出對應的網頁或檔案傳回給瀏覽器。</text:span></text:p>
              </text:list-item>
              <text:list-item>
                <text:p text:style-name="P24">Browser : <text:span text:style-name="T19">瀏覽器，是 Web 的客戶端元件，透過傳送網址與表頭資訊給 WebServer，以取得網頁或檔案，並呈現在電腦螢幕上的一種程式。</text:span></text:p>
              </text:list-item>
              <text:list-item>
                <text:p text:style-name="P21">Client : <text:span text:style-name="T19">客戶端，指網路連線上發出請求的一端，可以與使用者互動後，將使用者的請求傳送給 Server 並取得回傳訊息後呈現給使用者看。</text:span></text:p>
              </text:list-item>
              <text:list-item>
                <text:p text:style-name="P24">Server：伺服端，<text:span text:style-name="T19">指網路連線上接收請求的一端，可以接收客戶端傳來的訊息，然後加以解釋處理後，回傳</text:span><text:soft-page-break/><text:span text:style-name="T19">客戶端所需的訊息給 Client。</text:span></text:p>
              </text:list-item>
              <text:list-item>
                <text:p text:style-name="P21">ipconfig : 是 <text:span text:style-name="T19">Windows 上的一個命令列指令，可以用來查看本機的IP、MAC Address 等資訊。</text:span></text:p>
              </text:list-item>
              <text:list-item>
                <text:p text:style-name="P25">URL : <text:span text:style-name="T20">Uniform Resource Locator (全球資源定位器)，簡單來說就是網址，也就是您在瀏覽器上方所看到的網頁位址，例如：http://en.wikipedia.org/wiki/User_Datagram_Protocol 就是一個網址。</text:span></text:p>
              </text:list-item>
              <text:list-item>
                <text:p text:style-name="P21">Thread : <text:span text:style-name="T20">線程 (執行緒)，是一種程式的次單位，一個主程式可以讓許多個副程式同時執行，這些同時執行的副程式就稱為 Thread，這種方式可以讓程式執行時具有某種程度的獨立性，卻又可以讓線程之間互相共享資料。</text:span></text:p>
              </text:list-item>
              <text:list-item>
                <text:p text:style-name="P21">Deadlock : <text:span text:style-name="T20">死結，當很多線程同時執行時，可能會因為鎖定 lock 動作而造成死結，其原因是某現成鎖定特定資源後，又要求另一資源，而對方也做類似的鎖定動作，因而造成我等你，你等我的循環情況，導致雙方互相鎖死，動彈不得的窘境。</text:span></text:p>
              </text:list-item>
            </text:list>
            <text:p text:style-name="P26"/>
            <text:p text:style-name="P14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0"/>
          </table:table-cell>
        </table:table-row>
      </table:table>
      <text:p text:style-name="P14"/>
      <text:p text:style-name="P13">考生姓名： <text:s text:c="47"/>學號： <text:s text:c="43"/></text:p>
      <text:p text:style-name="P14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<text:span text:style-name="T7">程式解釋：</text:span><text:span text:style-name="T10">(共</text:span><text:span text:style-name="T15">13 題</text:span><text:span text:style-name="T10">，取</text:span><text:span text:style-name="T11">4題</text:span><text:span text:style-name="T13">，請先寫出</text:span><text:span text:style-name="T14">你應做的</text:span><text:span text:style-name="T13">題號</text:span><text:span text:style-name="T11">)</text:span></text:p>
            <text:p text:style-name="P15"/>
            <text:p text:style-name="P16">using System;</text:p>
            <text:p text:style-name="P16">using System.Net;</text:p>
            <text:p text:style-name="P16">using System.Net.Sockets;</text:p>
            <text:p text:style-name="P16">using System.Text;</text:p>
            <text:p text:style-name="P16"/>
            <text:p text:style-name="P16"><text:s/>public class UdpClient {</text:p>
            <text:p text:style-name="P16"><text:s text:c="3"/>public static void Main(string[] args) {</text:p>
            <text:p text:style-name="P16">0. <text:s text:c="3"/>IPEndPoint ipep = new IPEndPoint(IPAddress.Parse(args[0]), 5555);</text:p>
            <text:p text:style-name="P16">1. <text:s text:c="3"/>Socket server = new Socket(AddressFamily.InterNetwork,</text:p>
            <text:p text:style-name="P16"><text:s text:c="49"/>SocketType.Dgram, ProtocolType.Udp);</text:p>
            <text:p text:style-name="P16">2. <text:s text:c="3"/>while(true) {</text:p>
            <text:p text:style-name="P16">3. <text:s text:c="6"/>string input = Console.ReadLine();</text:p>
            <text:p text:style-name="P16">4. <text:s text:c="6"/>if (input == "exit") break;</text:p>
            <text:p text:style-name="P16">5. <text:s text:c="6"/>server.SendTo(Encoding.UTF8.GetBytes(input), ipep);</text:p>
            <text:p text:style-name="P16"><text:s text:c="8"/>}</text:p>
            <text:p text:style-name="P16">6. <text:s text:c="3"/>server.Close();</text:p>
            <text:p text:style-name="P16"><text:s text:c="2"/>}</text:p>
            <text:p text:style-name="P16">}</text:p>
            <text:p text:style-name="P16"/>
            <text:p text:style-name="P16">public class UdpServer {</text:p>
            <text:p text:style-name="P16"><text:s text:c="4"/>public static void Main() {</text:p>
            <text:p text:style-name="P16"><text:s text:c="8"/>IPEndPoint ipep = new IPEndPoint(IPAddress.Any, 5555);</text:p>
            <text:p text:style-name="P16"><text:s text:c="8"/>Socket newsock = new Socket(AddressFamily.InterNetwork, </text:p>
            <text:p text:style-name="P16"><text:tab/><text:tab/> <text:s text:c="18"/>SocketType.Dgram, ProtocolType.Udp);</text:p>
            <text:p text:style-name="P16">7. <text:s text:c="3"/>newsock.Bind(ipep);</text:p>
            <text:p text:style-name="P16">8. <text:s text:c="3"/>IPEndPoint sender = new IPEndPoint(IPAddress.Any, 0); </text:p>
            <text:p text:style-name="P16">9. <text:s text:c="3"/>EndPoint Remote = (EndPoint)(sender);</text:p>
            <text:p text:style-name="P16"><text:s text:c="8"/>while(true) {</text:p>
            <text:p text:style-name="P16">10. <text:s text:c="4"/>byte[] data = new byte[1024];</text:p>
            <text:p text:style-name="P16">11. <text:s text:c="4"/>int recv = newsock.ReceiveFrom(data, ref Remote);</text:p>
            <text:p text:style-name="P16">12. <text:s text:c="4"/>Console.WriteLine(Encoding.UTF8.GetString(data, 0, recv)); </text:p>
            <text:p text:style-name="P16"><text:s text:c="8"/>}</text:p>
            <text:p text:style-name="P16"><text:s text:c="4"/>}</text:p>
            <text:p text:style-name="P16">}</text:p>
          </table:table-cell>
        </table:table-row>
      </table:table>
      <text:p text:style-name="P5"/>
      <text:p text:style-name="P12"/>
      <text:p text:style-name="P11">考生姓名： <text:s text:c="47"/>學號： <text:s text:c="43"/></text:p>
      <text:p text:style-name="P5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<text:span text:style-name="T7">程式解釋：</text:span><text:span text:style-name="T10">(共 </text:span><text:span text:style-name="T15">31 題</text:span><text:span text:style-name="T10">，取</text:span><text:span text:style-name="T12">10</text:span><text:span text:style-name="T11">題</text:span><text:span text:style-name="T13">，請先寫出</text:span><text:span text:style-name="T14">你應做的</text:span><text:span text:style-name="T13">題號</text:span><text:span text:style-name="T11">)</text:span></text:p>
            <text:p text:style-name="P17"/>
            <text:p text:style-name="P17">using System;</text:p>
            <text:p text:style-name="P17">using System.Collections.Generic;</text:p>
            <text:p text:style-name="P17">using System.Text;</text:p>
            <text:p text:style-name="P17">using System.Net;</text:p>
            <text:p text:style-name="P17">using System.Net.Sockets;</text:p>
            <text:p text:style-name="P17">using System.IO;</text:p>
            <text:p text:style-name="P17">using System.Threading;</text:p>
            <text:p text:style-name="P17"/>
            <text:p text:style-name="P17">class ChatBox {</text:p>
            <text:p text:style-name="P17"><text:s text:c="2"/>int port = 20;</text:p>
            <text:p text:style-name="P17"/>
            <text:p text:style-name="P17"><text:s text:c="2"/>public static void Main(String[] args) {</text:p>
            <text:p text:style-name="P17">0. <text:s text:c="2"/>ChatBox chatBox = new ChatBox();</text:p>
            <text:p text:style-name="P17"><text:s text:c="6"/>if (args.Length == 0)</text:p>
            <text:p text:style-name="P17">1. <text:s text:c="5"/>chatBox.ServerMain();</text:p>
            <text:p text:style-name="P17"><text:s text:c="6"/>else</text:p>
            <text:p text:style-name="P17">2. <text:s text:c="5"/>chatBox.ClientMain(args[0]);</text:p>
            <text:p text:style-name="P17"><text:s text:c="2"/>}</text:p>
            <text:p text:style-name="P17"/>
            <text:p text:style-name="P17">3. public void ServerMain() {</text:p>
            <text:p text:style-name="P17">4. <text:s/>IPEndPoint ipep = new IPEndPoint(IPAddress.Any, port);</text:p>
            <text:p text:style-name="P17">5. <text:s/>Socket newsock = new Socket(AddressFamily.InterNetwork,</text:p>
            <text:p text:style-name="P18"><text:s text:c="10"/>SocketType.Stream, ProtocolType.Tcp); <text:s text:c="3"/></text:p>
            <text:p text:style-name="P3"><text:span text:style-name="T3">6.</text:span><text:span text:style-name="T2"> <text:s/>newsock.Bind(ipep);</text:span></text:p>
            <text:p text:style-name="P17"><text:s text:c="6"/>newsock.Listen(10);</text:p>
            <text:p text:style-name="P17">7. <text:s/>Socket client = newsock.Accept();</text:p>
            <text:p text:style-name="P17">8. <text:s/>new TcpListener(client);</text:p>
            <text:p text:style-name="P17">9. <text:s/>newsock.Close();</text:p>
            <text:p text:style-name="P17"><text:s text:c="2"/>}</text:p>
            <text:p text:style-name="P17"/>
            <text:p text:style-name="P17">10. public void ClientMain(String ip) {</text:p>
            <text:p text:style-name="P17"><text:s text:c="8"/>IPEndPoint ipep = new IPEndPoint(IPAddress.Parse(ip), port);</text:p>
            <text:p text:style-name="P17">11. <text:s text:c="5"/>Socket server = new Socket(AddressFamily.InterNetwork,</text:p>
            <text:p text:style-name="P17"><text:s text:c="31"/>SocketType.Stream, ProtocolType.Tcp);</text:p>
            <text:p text:style-name="P17">12. <text:s text:c="4"/>server.Connect(ipep);</text:p>
            <text:p text:style-name="P17">13. <text:s text:c="4"/>new TcpListener(server);</text:p>
            <text:p text:style-name="P17">14. <text:s text:c="4"/>server.Shutdown(SocketShutdown.Both);</text:p>
            <text:p text:style-name="P17"><text:s text:c="8"/>server.Close();</text:p>
            <text:p text:style-name="P17"><text:s text:c="4"/>}</text:p>
            <text:p text:style-name="P17">}</text:p>
            <text:p text:style-name="P17"/>
            <text:p text:style-name="P17">15. public class TcpListener {</text:p>
            <text:p text:style-name="P17"><text:s text:c="4"/>Socket socket;</text:p>
            <text:p text:style-name="P17"><text:s text:c="4"/>Thread inThread, outThread;</text:p>
            <text:p text:style-name="P17"><text:s text:c="4"/>NetworkStream stream;</text:p>
            <text:p text:style-name="P17"><text:s text:c="4"/>StreamReader reader;</text:p>
            <text:p text:style-name="P17"><text:s text:c="4"/>StreamWriter writer;</text:p>
            <text:p text:style-name="P17"/>
            <text:p text:style-name="P17"><text:soft-page-break/>16. public TcpListener(Socket s) {</text:p>
            <text:p text:style-name="P17"><text:s text:c="5"/>socket = s;</text:p>
            <text:p text:style-name="P17"><text:s text:c="5"/>stream = new NetworkStream(s);</text:p>
            <text:p text:style-name="P17">17. <text:s/>reader = new StreamReader(stream);</text:p>
            <text:p text:style-name="P17">18. <text:s/>writer = new StreamWriter(stream);</text:p>
            <text:p text:style-name="P17">19. <text:s/>inThread = new Thread(new ThreadStart(inLoop));</text:p>
            <text:p text:style-name="P17">20. <text:s/>inThread.Start();</text:p>
            <text:p text:style-name="P17">21. <text:s/>outThread = new Thread(new ThreadStart(outLoop));</text:p>
            <text:p text:style-name="P17">22. <text:s/>outThread.Start();</text:p>
            <text:p text:style-name="P17">23. <text:s/>inThread.Join();</text:p>
            <text:p text:style-name="P17"><text:s text:c="4"/>} </text:p>
            <text:p text:style-name="P17"/>
            <text:p text:style-name="P17">24. public void inLoop() {</text:p>
            <text:p text:style-name="P17">25. <text:s text:c="3"/>while (true) {</text:p>
            <text:p text:style-name="P17">26. <text:s text:c="6"/>String line = reader.ReadLine();</text:p>
            <text:p text:style-name="P17">27. <text:s text:c="6"/>Console.WriteLine("收到：" + line);</text:p>
            <text:p text:style-name="P17"><text:s text:c="8"/>}</text:p>
            <text:p text:style-name="P17"><text:s text:c="4"/>}</text:p>
            <text:p text:style-name="P17"/>
            <text:p text:style-name="P17"><text:s text:c="4"/>public void outLoop() {</text:p>
            <text:p text:style-name="P17">28. <text:s text:c="3"/>while (true) {</text:p>
            <text:p text:style-name="P17">29. <text:s text:c="5"/>String line = Console.ReadLine();</text:p>
            <text:p text:style-name="P17">30. <text:s text:c="5"/>writer.WriteLine(line);</text:p>
            <text:p text:style-name="P17"><text:s text:c="9"/>writer.Flush();</text:p>
            <text:p text:style-name="P17"><text:s text:c="8"/>}</text:p>
            <text:p text:style-name="P17"><text:s text:c="4"/>}</text:p>
            <text:p text:style-name="P17">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細明體" style:font-size-asian="10pt" style:font-name-complex="Courier New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3-04-22T09:11:57.05</dc:date>
    <meta:editing-duration>PT6H22M28S</meta:editing-duration>
    <meta:editing-cycles>30</meta:editing-cycles>
    <meta:generator>LibreOffice/4.0.0.3$Windows_x86 LibreOffice_project/7545bee9c2a0782548772a21bc84a9dcc583b89</meta:generator>
    <meta:print-date>2013-04-12T16:29:17.63</meta:print-date>
    <meta:document-statistic meta:table-count="3" meta:image-count="0" meta:object-count="0" meta:page-count="5" meta:paragraph-count="127" meta:word-count="2266" meta:character-count="6135" meta:non-whitespace-character-count="5022"/>
  </office:meta>
</office:document-meta>
</file>